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bold" officeooo:rsid="0014d2e3" officeooo:paragraph-rsid="0014d2e3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d0049" officeooo:paragraph-rsid="001d0049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4d2e3" officeooo:paragraph-rsid="0014d2e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4d2e3" officeooo:paragraph-rsid="001edee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efbbc" officeooo:paragraph-rsid="001efbb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edee1" officeooo:paragraph-rsid="001edee1" style:font-size-asian="15.75pt" style:font-weight-asian="bold" style:font-size-complex="18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14d2e3" officeooo:paragraph-rsid="0014d2e3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15ed0b" officeooo:paragraph-rsid="0015ed0b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15ed0b" officeooo:paragraph-rsid="001edee1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weight="normal" officeooo:rsid="001951a7" officeooo:paragraph-rsid="001951a7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normal" officeooo:rsid="001aa489" officeooo:paragraph-rsid="001aa489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normal" officeooo:rsid="001aa489" officeooo:paragraph-rsid="001aa48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20079d" officeooo:paragraph-rsid="0020079d" style:font-size-asian="10.5pt" style:font-weight-asian="normal" style:font-size-complex="12pt" style:font-weight-complex="normal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officeooo:rsid="00174a92"/>
    </style:style>
    <style:style style:name="T3" style:family="text">
      <style:text-properties officeooo:rsid="00182584"/>
    </style:style>
    <style:style style:name="T4" style:family="text">
      <style:text-properties officeooo:rsid="001aa489"/>
    </style:style>
    <style:style style:name="T5" style:family="text">
      <style:text-properties style:font-size-asian="12pt"/>
    </style:style>
    <style:style style:name="T6" style:family="text">
      <style:text-properties officeooo:rsid="0014d2e3" style:font-size-asian="12pt"/>
    </style:style>
    <style:style style:name="T7" style:family="text">
      <style:text-properties officeooo:rsid="001edee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aboratory Of Biological Data Mining</text:p>
      <text:p text:style-name="P6">Project Proposal</text:p>
      <text:p text:style-name="P13">Aliaksandr Siarohin, Mat. number 180402</text:p>
      <text:p text:style-name="P1"/>
      <text:p text:style-name="P1">Problem:</text:p>
      <text:p text:style-name="P1"/>
      <text:p text:style-name="P3">Using genes expression data, find genes which are related to genes in flavonoidi pathway.</text:p>
      <text:p text:style-name="P3"/>
      <text:p text:style-name="P1">Solution:</text:p>
      <text:p text:style-name="P1"/>
      <text:p text:style-name="P3">Let D be gene expression matrix. D – will be (n, m) – matrix, where n – number of genes and m – number of experiments.</text:p>
      <text:p text:style-name="P3"/>
      <text:p text:style-name="P4">We will take every gene in a pathway (or just <text:span text:style-name="T3">target</text:span> genes) and try to find genes which are related to <text:span text:style-name="T7">them. For now let consider only one gene (We apply similar procedure for all of them).</text:span> <text:span text:style-name="T7">L</text:span>et <text:span text:style-name="T7">number</text:span> <text:span text:style-name="T7">of this gene</text:span> <text:span text:style-name="T7">be</text:span> k.</text:p>
      <text:p text:style-name="P4"/>
      <text:p text:style-name="P5">Finding genes related to gene number k:</text:p>
      <text:list xml:id="list8602880507300844275" text:style-name="L1">
        <text:list-item>
          <text:p text:style-name="P7">Create prediction problem from data as follows: <draw:frame draw:style-name="fr1" draw:name="Object1" text:anchor-type="as-char" svg:y="-0.172in" svg:width="1.3134in" svg:height="0.2425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7">(genes expression data for all genes except gene number k) and </text:span><text:span text:style-name="T7"><draw:frame draw:style-name="fr1" draw:name="Object2" text:anchor-type="as-char" svg:y="-0.1728in" svg:width="0.5366in" svg:height="0.2339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7">(genes expression data just for gene number k) .</text:span></text:p>
          <text:p text:style-name="P8">The prediction problem now is given X predict Y. <text:span text:style-name="T7">(We interpret every gene as feature an every experiment as train example)</text:span></text:p>
        </text:list-item>
        <text:list-item>
          <text:p text:style-name="P8">Use one feature selection method from listed in </text:p>
          <text:p text:style-name="P8"><text:a xlink:type="simple" xlink:href="http://scikit-learn.org/stable/modules/feature_selection.html">http://scikit-learn.org/stable/modules/feature_selection.html</text:a> <text:span text:style-name="T2">(for example LassoSVM)</text:span>, in order to find we are the most relevant features in this prediction problem (which corresponds to the most relevant genes for predicting the expression of gene <text:span text:style-name="T7">number</text:span> k).</text:p>
        </text:list-item>
        <text:list-item>
          <text:p text:style-name="P9">Try different values for filtering parameter (which is parameter that controls how much features we will discard). Choose target accuracy, for example x (maximum allowed error). <text:span text:style-name="T7">Chose f</text:span>iltering parameter equals to value which leaves minimum number of features, but accuracy should exceed x. Visualize this step <text:span text:style-name="T7">(Plot number number of discarded features against filtering parameter, as well as prediction error against filtering parameter)</text:span>.</text:p>
          <text:p text:style-name="P9"/>
        </text:list-item>
      </text:list>
      <text:p text:style-name="P1">Result Evaluation:</text:p>
      <text:p text:style-name="P1"/>
      <text:list xml:id="list1870609924094692000" text:style-name="L2">
        <text:list-item>
          <text:p text:style-name="P10">Plot the statistics <draw:frame draw:style-name="fr1" draw:name="Object3" text:anchor-type="as-char" svg:y="-0.2453in" svg:width="2.878in" svg:height="0.394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 <text:span text:style-name="T7">against filtering parameter.</text:span> <text:span text:style-name="T4">If it's grows this means we on the right way.</text:span></text:p>
        </text:list-item>
        <text:list-item>
          <text:p text:style-name="P11">We can compare different feature selection methods if we take filtering parameter form step 3(Solution) and statistic from step 1(R<text:span text:style-name="T6">esult Evaluation</text:span><text:span text:style-name="T5">).</text:span></text:p>
          <text:p text:style-name="P12"/>
        </text:list-item>
      </text:list>
      <text:p text:style-name="P2">Final Result:</text:p>
      <text:p text:style-name="P2"/>
      <text:p text:style-name="P2"><text:tab/><text:span text:style-name="T1">In order to obtain final result, we will use method that give best result in step 2 (Result Evaluation). We take filtering parameter from step 3 (Solution). The genes that will stay after applying this method will be the final resul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3:36:18.770260052</meta:creation-date>
    <dc:date>2015-11-01T23:23:44.731794775</dc:date>
    <meta:editing-duration>PT1H59M45S</meta:editing-duration>
    <meta:editing-cycles>9</meta:editing-cycles>
    <meta:generator>LibreOffice/4.2.8.2$Linux_X86_64 LibreOffice_project/420m0$Build-2</meta:generator>
    <meta:document-statistic meta:table-count="0" meta:image-count="0" meta:object-count="3" meta:page-count="1" meta:paragraph-count="19" meta:word-count="340" meta:character-count="2119" meta:non-whitespace-character-count="1796"/>
  </office:meta>
</office:document-meta>
</file>

<file path=Object 1/content.xml><?xml version="1.0" encoding="utf-8"?>
<math xmlns="http://www.w3.org/1998/Math/MathML" display="block">
  <semantics>
    <mrow>
      <mi>X</mi>
      <mo stretchy="false">=</mo>
      <msubsup>
        <mi>D</mi>
        <mrow>
          <mo fence="true" stretchy="false">(</mo>
          <mrow>
            <mrow>
              <mn>1,2,.</mn>
              <mi>.</mi>
              <mrow>
                <mi>k</mi>
                <mo stretchy="false">−</mo>
                <mn>1,</mn>
              </mrow>
              <mrow>
                <mi>k</mi>
                <mo stretchy="false">+</mo>
                <mn>1,.</mn>
              </mrow>
              <mi>.</mi>
              <mi>n</mi>
            </mrow>
          </mrow>
          <mo fence="true" stretchy="false">)</mo>
        </mrow>
        <mi>T</mi>
      </msubsup>
    </mrow>
    <annotation encoding="StarMath 5.0">X = D^T_{(1,2,..k-1,k+1,..n)}</annotation>
  </semantics>
</math>
</file>

<file path=Object 2/content.xml><?xml version="1.0" encoding="utf-8"?>
<math xmlns="http://www.w3.org/1998/Math/MathML" display="block">
  <semantics>
    <mrow>
      <mi>Y</mi>
      <mo stretchy="false">=</mo>
      <msubsup>
        <mi>D</mi>
        <mi>k</mi>
        <mi>T</mi>
      </msubsup>
    </mrow>
    <annotation encoding="StarMath 5.0">Y = D^T_{k}</annotation>
  </semantics>
</math>
</file>

<file path=Object 3/content.xml><?xml version="1.0" encoding="utf-8"?>
<math xmlns="http://www.w3.org/1998/Math/MathML" display="block">
  <semantics>
    <mrow>
      <mfrac>
        <mi mathvariant="italic">NPathwayFeaturesRest</mi>
        <mi mathvariant="italic">NPathwayFeatures</mi>
      </mfrac>
      <mo stretchy="false">−</mo>
      <mfrac>
        <mi mathvariant="italic">NFeaturesRest</mi>
        <mi mathvariant="italic">NFeatures</mi>
      </mfrac>
    </mrow>
    <annotation encoding="StarMath 5.0"> { NPathwayFeaturesRest} over { NPathwayFeatures } - {NFeaturesRest} over {NFeatures}
 </annotation>
  </semantics>
</math>
</file>